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Courier New" officeooo:rsid="00194f2f" officeooo:paragraph-rsid="00194f2f"/>
    </style:style>
    <style:style style:name="P2" style:family="paragraph" style:parent-style-name="Standard">
      <style:paragraph-properties fo:text-align="justify" style:justify-single-word="false"/>
      <style:text-properties style:font-name="Courier New" officeooo:rsid="00194f2f" officeooo:paragraph-rsid="00194f2f"/>
    </style:style>
    <style:style style:name="P3" style:family="paragraph" style:parent-style-name="Standard">
      <style:paragraph-properties fo:text-align="center" style:justify-single-word="false"/>
      <style:text-properties style:font-name="Courier New" fo:font-weight="bold" officeooo:rsid="00194f2f" officeooo:paragraph-rsid="00194f2f" style:font-weight-asian="bold" style:font-weight-complex="bold"/>
    </style:style>
    <style:style style:name="P4" style:family="paragraph" style:parent-style-name="Standard">
      <style:text-properties style:font-name="Courier New" fo:font-weight="bold" officeooo:rsid="00194f2f" officeooo:paragraph-rsid="00194f2f" style:font-weight-asian="bold" style:font-weight-complex="bold"/>
    </style:style>
    <style:style style:name="P5" style:family="paragraph" style:parent-style-name="Standard">
      <style:paragraph-properties fo:text-align="justify" style:justify-single-word="false"/>
      <style:text-properties style:font-name="Courier New" fo:font-weight="bold" officeooo:rsid="00194f2f" officeooo:paragraph-rsid="00194f2f" style:font-weight-asian="bold" style:font-weight-complex="bold"/>
    </style:style>
    <style:style style:name="P6" style:family="paragraph" style:parent-style-name="Standard">
      <style:text-properties style:font-name="Courier New" fo:font-weight="bold" officeooo:rsid="001ef85f" officeooo:paragraph-rsid="001ef85f" style:font-weight-asian="bold" style:font-weight-complex="bold"/>
    </style:style>
    <style:style style:name="P7" style:family="paragraph" style:parent-style-name="Standard">
      <style:paragraph-properties fo:text-align="justify" style:justify-single-word="false"/>
      <style:text-properties style:font-name="Courier New" fo:font-weight="bold" officeooo:rsid="001ef85f" officeooo:paragraph-rsid="001ef85f" style:font-weight-asian="bold" style:font-weight-complex="bold"/>
    </style:style>
    <style:style style:name="P8" style:family="paragraph" style:parent-style-name="Standard">
      <style:text-properties style:font-name="Courier New" style:text-underline-style="solid" style:text-underline-width="auto" style:text-underline-color="font-color" fo:font-weight="bold" officeooo:rsid="00194f2f" officeooo:paragraph-rsid="00194f2f" style:font-weight-asian="bold" style:font-weight-complex="bold"/>
    </style:style>
    <style:style style:name="P9" style:family="paragraph" style:parent-style-name="Standard">
      <style:paragraph-properties fo:text-align="center" style:justify-single-word="false"/>
      <style:text-properties style:font-name="Courier New" style:text-underline-style="solid" style:text-underline-width="auto" style:text-underline-color="font-color" fo:font-weight="bold" officeooo:rsid="00194f2f" officeooo:paragraph-rsid="00194f2f" style:font-weight-asian="bold" style:font-weight-complex="bold"/>
    </style:style>
    <style:style style:name="P10" style:family="paragraph" style:parent-style-name="Standard">
      <style:text-properties style:font-name="Courier New" fo:font-weight="normal" officeooo:rsid="00194f2f" officeooo:paragraph-rsid="00194f2f" style:font-weight-asian="normal" style:font-weight-complex="normal"/>
    </style:style>
    <style:style style:name="P11" style:family="paragraph" style:parent-style-name="Standard">
      <style:paragraph-properties fo:text-align="justify" style:justify-single-word="false"/>
      <style:text-properties style:font-name="Courier New" fo:font-weight="normal" officeooo:rsid="00194f2f" officeooo:paragraph-rsid="00194f2f" style:font-weight-asian="normal" style:font-weight-complex="normal"/>
    </style:style>
    <style:style style:name="P12" style:family="paragraph" style:parent-style-name="Standard">
      <style:paragraph-properties fo:text-align="justify" style:justify-single-word="false"/>
      <style:text-properties style:font-name="Courier New" fo:font-weight="normal" officeooo:rsid="001ef85f" officeooo:paragraph-rsid="001ef85f" style:font-weight-asian="normal" style:font-weight-complex="normal"/>
    </style:style>
    <style:style style:name="P13" style:family="paragraph" style:parent-style-name="Standard">
      <style:paragraph-properties fo:text-align="justify" style:justify-single-word="false"/>
      <style:text-properties style:font-name="Courier New" fo:font-weight="normal" officeooo:rsid="0023e679" officeooo:paragraph-rsid="0023e679" style:font-weight-asian="normal" style:font-weight-complex="normal"/>
    </style:style>
    <style:style style:name="P14" style:family="paragraph" style:parent-style-name="Standard" style:list-style-name="L2">
      <style:text-properties style:font-name="Courier New" officeooo:paragraph-rsid="001b0bc5"/>
    </style:style>
    <style:style style:name="P15" style:family="paragraph" style:parent-style-name="Standard">
      <style:text-properties style:font-name="Courier New" officeooo:paragraph-rsid="001b0bc5"/>
    </style:style>
    <style:style style:name="P16" style:family="paragraph" style:parent-style-name="Standard">
      <style:text-properties style:font-name="Courier New" officeooo:rsid="001e3390" officeooo:paragraph-rsid="001e3390"/>
    </style:style>
    <style:style style:name="P17" style:family="paragraph" style:parent-style-name="Standard">
      <style:text-properties officeooo:paragraph-rsid="001b0bc5"/>
    </style:style>
    <style:style style:name="P18" style:family="paragraph" style:parent-style-name="Standard" style:list-style-name="L2">
      <style:text-properties officeooo:paragraph-rsid="001b0bc5"/>
    </style:style>
    <style:style style:name="P19" style:family="paragraph" style:parent-style-name="Standard">
      <style:text-properties officeooo:paragraph-rsid="001cbee6"/>
    </style:style>
    <style:style style:name="P20" style:family="paragraph" style:parent-style-name="Standard">
      <style:paragraph-properties fo:text-align="justify" style:justify-single-word="false"/>
      <style:text-properties officeooo:paragraph-rsid="00210138"/>
    </style:style>
    <style:style style:name="P21" style:family="paragraph" style:parent-style-name="Standard">
      <style:paragraph-properties fo:text-align="justify" style:justify-single-word="false"/>
      <style:text-properties officeooo:paragraph-rsid="00210e47"/>
    </style:style>
    <style:style style:name="T1" style:family="text">
      <style:text-properties style:font-name="Courier New"/>
    </style:style>
    <style:style style:name="T2" style:family="text">
      <style:text-properties style:font-name="Courier New" fo:font-weight="normal" officeooo:rsid="001b0bc5" style:font-weight-asian="normal" style:font-weight-complex="normal"/>
    </style:style>
    <style:style style:name="T3" style:family="text">
      <style:text-properties style:font-name="Courier New" fo:font-weight="normal" officeooo:rsid="001cbee6" style:font-weight-asian="normal" style:font-weight-complex="normal"/>
    </style:style>
    <style:style style:name="T4" style:family="text">
      <style:text-properties style:font-name="Courier New" fo:font-weight="normal" officeooo:rsid="00210138" style:font-weight-asian="normal" style:font-weight-complex="normal"/>
    </style:style>
    <style:style style:name="T5" style:family="text">
      <style:text-properties style:font-name="Courier New" fo:font-weight="normal" officeooo:rsid="00210e47" style:font-weight-asian="normal" style:font-weight-complex="normal"/>
    </style:style>
    <style:style style:name="T6" style:family="text">
      <style:text-properties officeooo:rsid="001d7a1d"/>
    </style:style>
    <style:style style:name="T7" style:family="text">
      <style:text-properties officeooo:rsid="001e7281"/>
    </style:style>
    <style:style style:name="T8" style:family="text">
      <style:text-properties officeooo:rsid="001f13f3"/>
    </style:style>
    <style:style style:name="T9" style:family="text">
      <style:text-properties officeooo:rsid="002222aa"/>
    </style:style>
    <style:style style:name="T10" style:family="text">
      <style:text-properties officeooo:rsid="002225cd"/>
    </style:style>
    <style:style style:name="T11" style:family="text">
      <style:text-properties officeooo:rsid="0025e23d"/>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ISFT 151</text:p>
      <text:p text:style-name="P9">Cátedra: Teleinformatica</text:p>
      <text:p text:style-name="P9">AÑO - 2015</text:p>
      <text:p text:style-name="P9">PRACTICA No 6</text:p>
      <text:p text:style-name="P3"/>
      <text:p text:style-name="P8">La capa de enlace. Entramado. CRC</text:p>
      <text:p text:style-name="P4"/>
      <text:p text:style-name="P4">1.- La siguiente codificación de caracteres se utiliza en un protocolo de enlace de datos:</text:p>
      <text:p text:style-name="P4"/>
      <text:p text:style-name="P4">A: 01000111 B: 11100011 FLAG: 01111110 ESC: 11100000</text:p>
      <text:p text:style-name="P4"/>
      <text:p text:style-name="P5">Mostrar la secuencia de bits transmitida (en binario) para la trama de cuatro caracteres: A B ESC FLAG cuando se utiliza cada uno de los siguientes métodos de entramado:</text:p>
      <text:p text:style-name="P4"/>
      <text:p text:style-name="P4">a.- Conteo de caracteres.</text:p>
      <text:p text:style-name="P4">b.- Bytes de bandera con relleno de caracteres.</text:p>
      <text:p text:style-name="P4">c.- Bytes de bandera de inicio y final, con relleno de bits.</text:p>
      <text:p text:style-name="P4"/>
      <text:p text:style-name="P17"><text:span text:style-name="T2">R= </text:span></text:p>
      <text:list xml:id="list1978951219265999981" text:style-name="L2">
        <text:list-item>
          <text:p text:style-name="P18"><text:span text:style-name="T1">00000100 01000111 1110001111100000 01111110</text:span></text:p>
        </text:list-item>
      </text:list>
      <text:p text:style-name="P17"><text:span text:style-name="T1"/></text:p>
      <text:list xml:id="list114632154973224" text:continue-numbering="true" text:style-name="L2">
        <text:list-item>
          <text:p text:style-name="P14">01111110 01000111 11100011 11100000 11100000 11100000 01111110 01111110</text:p>
        </text:list-item>
      </text:list>
      <text:p text:style-name="P15"/>
      <text:list xml:id="list114633209264996" text:continue-numbering="true" text:style-name="L2">
        <text:list-item>
          <text:p text:style-name="P14">01111110 01000111 110100011 111000000 011111010 01111110</text:p>
        </text:list-item>
      </text:list>
      <text:p text:style-name="P1"/>
      <text:p text:style-name="P5">2.- El siguiente fragmento de datos ocurre a la mitad de un flujo de datos para el cual se ha usado el algoritmo de relleno de bytes:</text:p>
      <text:p text:style-name="P3">A B ESC C ESC FLAG FLAG D</text:p>
      <text:p text:style-name="P5">¿Cuál es la salida tras el relleno?</text:p>
      <text:p text:style-name="P4"/>
      <text:p text:style-name="P19"><text:span text:style-name="T3">R= La salida es </text:span><text:span text:style-name="T1">A B ESC ESC C ESC ESC ESC FLAG ESC FLAG D</text:span></text:p>
      <text:p text:style-name="P1"/>
      <text:p text:style-name="P5">3.- Una cadena de bits, 0111101111101111110, necesita transmitirse en la capa de enlace de datos, ¿Cuál es la cadena que realmente se está transmitiendo después del relleno de bits?</text:p>
      <text:p text:style-name="P10"/>
      <text:p text:style-name="P19"><text:span text:style-name="T3">R= </text:span><text:span text:style-name="T1">011110111110011111010</text:span></text:p>
      <text:p text:style-name="P1"/>
      <text:p text:style-name="P5">4.- ¿Que residuo se obtiene al dividir<draw:frame draw:style-name="fr1" draw:name="Objeto1" text:anchor-type="as-char" svg:y="-0.437cm" svg:width="1.716cm" svg:height="0.527cm" draw:z-index="0"><draw:object xlink:href="./Object 1" xlink:type="simple" xlink:show="embed" xlink:actuate="onLoad"/><draw:image xlink:href="./ObjectReplacements/Object 1" xlink:type="simple" xlink:show="embed" xlink:actuate="onLoad"/></draw:frame><text:span text:style-name="T6">utilizando un polinomio </text:span>generador<draw:frame draw:style-name="fr1" draw:name="Objeto2" text:anchor-type="as-char" svg:y="-0.437cm" svg:width="1.064cm" svg:height="0.527cm" draw:z-index="1"><draw:object xlink:href="./Object 2" xlink:type="simple" xlink:show="embed" xlink:actuate="onLoad"/><draw:image xlink:href="./ObjectReplacements/Object 2" xlink:type="simple" xlink:show="embed" xlink:actuate="onLoad"/></draw:frame>?</text:p>
      <text:p text:style-name="P1"/>
      <text:p text:style-name="P16">R= <text:span text:style-name="T7">El residuo es</text:span><draw:frame draw:style-name="fr1" draw:name="Objeto3" text:anchor-type="as-char" svg:y="-0.437cm" svg:width="1.582cm" svg:height="0.527cm" draw:z-index="2"><draw:object xlink:href="./Object 3" xlink:type="simple" xlink:show="embed" xlink:actuate="onLoad"/><draw:image xlink:href="./ObjectReplacements/Object 3" xlink:type="simple" xlink:show="embed" xlink:actuate="onLoad"/></draw:frame></text:p>
      <text:p text:style-name="P16"/>
      <text:p text:style-name="P6"/>
      <text:p text:style-name="P6"/>
      <text:p text:style-name="P6"/>
      <text:p text:style-name="P6"/>
      <text:p text:style-name="P6"/>
      <text:p text:style-name="P7"><text:soft-page-break/>5.- Un flujo de bits 10011101 se transmite utilizando el método estándar CRC. El polinomio generador es <draw:frame draw:style-name="fr1" draw:name="Objeto4" text:anchor-type="as-char" svg:y="-0.437cm" svg:width="1.064cm" svg:height="0.527cm" draw:z-index="3"><draw:object xlink:href="./Object 4" xlink:type="simple" xlink:show="embed" xlink:actuate="onLoad"/><draw:image xlink:href="./ObjectReplacements/Object 4" xlink:type="simple" xlink:show="embed" xlink:actuate="onLoad"/><svg:desc>fórmula</svg:desc></draw:frame>. Mostrar la cadena de bits real que se transmite. Suponiendo que el tercer bit, de izquierda a derecha, se invierte durante la transmisión, mostrar que este error se detecta en el lado receptor.</text:p>
      <text:p text:style-name="P6"/>
      <text:p text:style-name="P12">R= La cadena es 10011101. El generador es 1001. El mensaje después de añadir tres ceros es 10011101000. El residuo de dividir 10011101000 de 1001 es de 100. Entonces la cadena de bits reales de transmisión es 10011101100. El flujo de bits recibidos común<text:line-break/>error en el tercer bit de la izquierda es 10111101100. Dividiendo esta por 1001 produce un residuo de 100, que es diferente de cero. Por lo tanto, el receptor detecta el error y puede solicitar una retransmisión.</text:p>
      <text:p text:style-name="P1"/>
      <text:p text:style-name="P5">6.- Los protocolos de enlace de datos ponen el CRC al final de la trama, en lugar de un encabezado. ¿Por qué?</text:p>
      <text:p text:style-name="P4"/>
      <text:p text:style-name="P11"><text:span text:style-name="T8">R= </text:span>El CRC se calcula durante la transmisión y se adjuntará a la secuencia de salida tan pronto como la última sale en el cable. Si el CRC se encontraban en la cabecera, sería necesario hacer un pase sobre el marco para calcular el CRC antes de transmitir. Esto requeriría que cada byte sea manejado dos veces: una para la suma de comprobación y una vez para la transmisión.</text:p>
      <text:p text:style-name="P2"/>
      <text:p text:style-name="P4">7.- ¿Cuál será la trama transmitida, si se desea enviar el marco 1101011000 utilizando el polinomio generador<draw:frame draw:style-name="fr1" draw:name="Objeto5" text:anchor-type="as-char" svg:y="-0.437cm" svg:width="1.598cm" svg:height="0.527cm" draw:z-index="4"><draw:object xlink:href="./Object 5" xlink:type="simple" xlink:show="embed" xlink:actuate="onLoad"/><draw:image xlink:href="./ObjectReplacements/Object 5" xlink:type="simple" xlink:show="embed" xlink:actuate="onLoad"/></draw:frame>?</text:p>
      <text:p text:style-name="P4"/>
      <text:p text:style-name="P5">8.- Un cable de 100 km. de longitud opera con una tasa de datos T1. La velocidad de propagación del cable es la de la luz en el vacío. ¿Cuántos bits entran en el cable?</text:p>
      <text:p text:style-name="P5"/>
      <text:p text:style-name="P20"><text:span text:style-name="T4">R= </text:span><text:span text:style-name="T1">La velocidad de propagación en el cable es de 200.000 km / s, o 200 km / ms, por lo que una cable de 100 km se llena en 500 microsegundos. Cada trama T1 es de 193 bits enviados en 125 microsegundos. Esto corresponde a cuatro tramas, o 772 bits en el cable.</text:span></text:p>
      <text:p text:style-name="P2"/>
      <text:p text:style-name="P5">9.- ¿Cuál es la sobrecarga mínima para enviar un paquete IP mediante PPP?. Tomar en cuenta sólo la sobrecarga introducida por el PPP mismo, no la del encabezado IP.</text:p>
      <text:p text:style-name="P5"/>
      <text:p text:style-name="P21"><text:span text:style-name="T5">R= </text:span><text:span text:style-name="T1">En su menor nivel, cada paquete tiene dos bytes de bandera, un byte protocolo, y dos bytes de control, para un total de cinco bytes de sobrecarga por trama.</text:span></text:p>
      <text:p text:style-name="P2"/>
      <text:p text:style-name="P5">10. <text:bookmark-start text:name="__DdeLink__140_1964446697"/>¿Tienen sentido los <text:span text:style-name="T9">números</text:span> de secuencia en los servicios no <text:span text:style-name="T10">orientados</text:span> a la conexión no confiables ?<text:bookmark-end text:name="__DdeLink__140_1964446697"/></text:p>
      <text:p text:style-name="P5"/>
      <text:p text:style-name="P13">R= No <text:span text:style-name="T11">porque justamente son para el servicio de confirmació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4T19:17:13.120191149</meta:creation-date>
    <dc:date>2015-10-25T11:46:31.456846486</dc:date>
    <meta:editing-duration>PT40M57S</meta:editing-duration>
    <meta:editing-cycles>15</meta:editing-cycles>
    <meta:generator>LibreOffice/4.3.3.2$Linux_X86_64 LibreOffice_project/430m0$Build-2</meta:generator>
    <meta:document-statistic meta:table-count="0" meta:image-count="0" meta:object-count="5" meta:page-count="2" meta:paragraph-count="34" meta:word-count="633" meta:character-count="3527" meta:non-whitespace-character-count="2930"/>
  </office:meta>
</office:document-meta>
</file>

<file path=Object 1/content.xml><?xml version="1.0" encoding="utf-8"?>
<math xmlns="http://www.w3.org/1998/Math/MathML" display="block">
  <semantics>
    <mrow>
      <msup>
        <mi>x</mi>
        <mn>7</mn>
      </msup>
      <mo stretchy="false">+</mo>
      <msup>
        <mi>x</mi>
        <mn>5</mn>
      </msup>
      <mo stretchy="false">+</mo>
      <mn>1</mn>
    </mrow>
    <annotation encoding="StarMath 5.0">x^7 + x^5 + 1</annotation>
  </semantics>
</math>
</file>

<file path=Object 2/content.xml><?xml version="1.0" encoding="utf-8"?>
<math xmlns="http://www.w3.org/1998/Math/MathML" display="block">
  <semantics>
    <mrow>
      <msup>
        <mi>x</mi>
        <mn>3</mn>
      </msup>
      <mo stretchy="false">+</mo>
      <mn>1</mn>
    </mrow>
    <annotation encoding="StarMath 5.0">x^3 + 1</annotation>
  </semantics>
</math>
</file>

<file path=Object 3/content.xml><?xml version="1.0" encoding="utf-8"?>
<math xmlns="http://www.w3.org/1998/Math/MathML" display="block">
  <semantics>
    <mrow>
      <msup>
        <mi>x</mi>
        <mn>2</mn>
      </msup>
      <mo stretchy="false">+</mo>
      <mi>x</mi>
      <mo stretchy="false">+</mo>
      <mn>1</mn>
    </mrow>
    <annotation encoding="StarMath 5.0">x^2 + x + 1</annotation>
  </semantics>
</math>
</file>

<file path=Object 4/content.xml><?xml version="1.0" encoding="utf-8"?>
<math xmlns="http://www.w3.org/1998/Math/MathML" display="block">
  <semantics>
    <mrow>
      <msup>
        <mi>x</mi>
        <mn>3</mn>
      </msup>
      <mo stretchy="false">+</mo>
      <mn>1</mn>
    </mrow>
    <annotation encoding="StarMath 5.0">x^3 + 1</annotation>
  </semantics>
</math>
</file>

<file path=Object 5/content.xml><?xml version="1.0" encoding="utf-8"?>
<math xmlns="http://www.w3.org/1998/Math/MathML" display="block">
  <semantics>
    <mrow>
      <msup>
        <mi>x</mi>
        <mn>4</mn>
      </msup>
      <mo stretchy="false">+</mo>
      <mi>x</mi>
      <mo stretchy="false">+</mo>
      <mn>1</mn>
    </mrow>
    <annotation encoding="StarMath 5.0">x^4 + x + 1</annotation>
  </semantics>
</math>
</file>